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2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1128" calcext:value-type="float">
            <text:p>49.4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17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1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972" calcext:value-type="float">
            <text:p>51.0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1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1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1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1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0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3008" calcext:value-type="float">
            <text:p>49.2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0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0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0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05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0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0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0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0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3888" calcext:value-type="float">
            <text:p>48.6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200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199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4976" calcext:value-type="float">
            <text:p>48.1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199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199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199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199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199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199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198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198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198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198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198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9696" calcext:value-type="float">
            <text:p>47.8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197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7776" calcext:value-type="float">
            <text:p>47.7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876" calcext:value-type="float">
            <text:p>47.2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197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1901</text:p>
          </table:table-cell>
          <table:table-cell office:value-type="string" calcext:value-type="string">
            <text:p>1963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